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8.105cm" style:rel-column-width="31234*"/>
    </style:style>
    <style:style style:name="Tabela1.B" style:family="table-column">
      <style:table-column-properties style:column-width="3.634cm" style:rel-column-width="14002*"/>
    </style:style>
    <style:style style:name="Tabela1.C" style:family="table-column">
      <style:table-column-properties style:column-width="5.267cm" style:rel-column-width="20299*"/>
    </style:style>
    <style:style style:name="Tabela1.A1" style:family="table-cell">
      <style:table-cell-properties style:vertical-align="middle" fo:background-color="#33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97cm" fo:border="0.05pt solid #000000">
        <style:background-image/>
      </style:table-cell-properties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8" style:family="paragraph" style:parent-style-name="Standard">
      <style:paragraph-properties fo:margin-left="0.504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0.029cm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3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243cm" fo:margin-right="0.508cm" style:line-height-at-least="0cm" fo:text-align="start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183cm" fo:margin-right="0.305cm" style:line-height-at-least="0cm" fo:text-align="start" style:justify-single-word="false" fo:text-indent="0cm" style:auto-text-indent="false" style:page-number="auto">
        <style:tab-stops>
          <style:tab-stop style:position="3.032cm" style:type="right"/>
        </style:tab-stops>
      </style:paragraph-properties>
      <style:text-properties style:font-name="Calibri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19" style:family="paragraph" style:parent-style-name="Standard" style:master-page-name="">
      <style:paragraph-properties fo:margin-left="0.097cm" fo:margin-right="0.097cm" fo:text-align="center" style:justify-single-word="false" fo:text-indent="-0.025cm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Standard" style:master-page-name="">
      <style:paragraph-properties fo:margin-left="0.097cm" fo:margin-right="0.097cm" fo:text-align="center" style:justify-single-word="false" fo:text-indent="0cm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.097cm" fo:margin-right="0.697cm" fo:text-align="center" style:justify-single-word="false" fo:text-indent="0cm" style:auto-text-indent="false" text:number-lines="false" text:line-number="0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1"><text:text-input text:description="${invoice.uiDocumentNumber}">${finantialInstitution.name}</text:text-input></text:p>
      <text:p text:style-name="P13"/>
      <text:p text:style-name="P2">Informação do Aluno</text:p>
      <text:p text:style-name="P9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text-input text:description="${invoice.uiDocumentNumber}">${customer.address}</text:text-input></text:p>
      <text:p text:style-name="P7"><text:span text:style-name="T2">Cód. Postal</text:span><text:tab/><text:text-input text:description="${customer.zipCode}">${customer.zipCode}</text:text-input> <text:text-input text:description="${customer.districtSubdivision}">${customer.districtSubdivision}</text:text-input></text:p>
      <text:p text:style-name="P6"><text:span text:style-name="T1">NIF</text:span> <text:tab/><text:bookmark-start text:name="__DdeLink__105_2388918930"/><text:text-input text:description="${customer.getFiscalNumber()}">${customer.getFiscalNumber()}</text:text-input><text:bookmark-end text:name="__DdeLink__105_2388918930"/></text:p>
      <text:p text:style-name="P6"/>
      <text:p text:style-name="P6"/>
      <text:p text:style-name="P8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20">DATA LIMITE PAGAMENTO</text:p>
          </table:table-cell>
          <table:table-cell table:style-name="Tabela1.C1" office:value-type="string">
            <text:p text:style-name="P21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6"><text:span text:style-name="T1">Entidade : <text:tab/></text:span><text:text-input text:description="${invoice.uiDocumentNumber}">${paymentLines.paymentCode.paymentCodePool.entityReferenceCode}</text:text-input></text:p>
            <text:p text:style-name="P16"><text:span text:style-name="T1">Referência :</text:span> <text:tab/><text:text-input text:description="${invoice.uiDocumentNumber}">${paymentLines.paymentCode.formattedCode}</text:text-input></text:p>
            <text:p text:style-name="P16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18"/>
      <text:p text:style-name="P18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<text:s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7-09-08T18:15:58.161431539</dc:date>
    <meta:editing-duration>PT3H27M27S</meta:editing-duration>
    <meta:editing-cycles>49</meta:editing-cycles>
    <meta:generator>LibreOffice/5.3.3.2$Linux_X86_64 LibreOffice_project/30m0$Build-2</meta:generator>
    <meta:document-statistic meta:table-count="2" meta:image-count="0" meta:object-count="0" meta:page-count="1" meta:paragraph-count="19" meta:word-count="62" meta:character-count="617" meta:non-whitespace-character-count="587"/>
  </office:meta>
</office:document-meta>
</file>